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8mm"/>
    </style:style>
    <style:style style:name="co2" style:family="table-column">
      <style:table-column-properties fo:break-before="auto" style:column-width="57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38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39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3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number-columns-repeated="2" table:default-cell-style-name="ce33"/>
        <table:table-column table:style-name="co3" table:default-cell-style-name="ce48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33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33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37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open (micro Fc_a)</text:p>
          </table:table-cell>
          <table:table-cell table:style-name="ce39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massa _tetto</text:p>
          </table:table-cell>
          <table:table-cell table:style-name="ce40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closed (micro FC_c)</text:p>
          </table:table-cell>
          <table:table-cell table:style-name="ce39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6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roof_open</text:p>
          </table:table-cell>
          <table:table-cell table:style-name="ce39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 encoder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curtains_verify_open_E</text:p>
          </table:table-cell>
          <table:table-cell table:style-name="ce39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ce41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1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6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7" office:value-type="string" calcext:value-type="string">
            <text:p>GPIO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a_MotorE</text:p>
          </table:table-cell>
          <table:table-cell table:style-name="ce40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7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MotorE_E</text:p>
          </table:table-cell>
          <table:table-cell table:style-name="ce39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MotorE_A</text:p>
          </table:table-cell>
          <table:table-cell table:style-name="ce39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GPIO12</text:p>
          </table:table-cell>
          <table:table-cell office:value-type="string" calcext:value-type="string">
            <text:p>curtains_verify_closed_E</text:p>
          </table:table-cell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MotorE_B</text:p>
          </table:table-cell>
          <table:table-cell table:style-name="ce39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_Motor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tains_verify_open_W</text:p>
          </table:table-cell>
          <table:table-cell table:style-name="ce39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6" office:value-type="string" calcext:value-type="string">
            <text:p>GPIO16</text:p>
          </table:table-cell>
          <table:table-cell table:style-name="ce33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tains_verify_closed_W</text:p>
          </table:table-cell>
          <table:table-cell table:style-name="ce39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6" office:value-type="string" calcext:value-type="string">
            <text:p>GPIO20</text:p>
          </table:table-cell>
          <table:table-cell table:style-name="ce33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GPIO21</text:p>
          </table:table-cell>
          <table:table-cell table:style-name="ce33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09:50:09.1574563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12-31T09:50:44.653503478</dc:date>
    <meta:editing-duration>P2DT16H28M8S</meta:editing-duration>
    <meta:editing-cycles>14</meta:editing-cycles>
    <meta:generator>LibreOffice/6.0.7.3$Linux_X86_64 LibreOffice_project/00m0$Build-3</meta:generator>
    <meta:document-statistic meta:table-count="1" meta:cell-count="106" meta:object-count="0"/>
  </office:meta>
</office:document-meta>
</file>